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text-properties fo:font-size="12pt" officeooo:rsid="0010f7a1" officeooo:paragraph-rsid="0010f7a1" style:font-size-asian="10.5pt" style:font-size-complex="12pt"/>
    </style:style>
    <style:style style:name="P6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officeooo:paragraph-rsid="00129fe6" fo:background-color="#ffffff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officeooo:rsid="000e80e7" officeooo:paragraph-rsid="000e80e7" fo:background-color="#ffffff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text-properties fo:color="#333333" style:font-name="Times New Roman" fo:font-size="12pt" style:text-underline-style="none" fo:font-weight="normal" fo:background-color="#ffffff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0.5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33333" style:font-name="Times New Roman" fo:font-size="12pt" fo:font-style="normal" style:text-underline-style="none" fo:font-weight="bold" fo:background-color="#ffffff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33333" style:font-name="Times New Roman" fo:font-size="12pt" fo:font-style="normal" style:text-underline-style="none" fo:font-weight="normal" fo:background-color="#fffff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fo:margin-left="1.349cm" fo:margin-right="0cm" fo:text-align="start" style:justify-single-word="false" fo:text-indent="-0.979cm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left="1.349cm" fo:margin-right="0cm" fo:text-align="start" style:justify-single-word="false" fo:text-indent="-0.979cm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left="1.349cm" fo:margin-right="0cm" fo:text-align="start" style:justify-single-word="false" fo:text-indent="-0.979cm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0.5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officeooo:rsid="0014c91f" officeooo:paragraph-rsid="0014c91f" style:font-size-asian="10.5pt" style:font-size-complex="12pt"/>
    </style:style>
    <style:style style:name="P30" style:family="paragraph" style:parent-style-name="Standard" style:list-style-name="L7">
      <style:paragraph-properties fo:margin-left="1.773cm" fo:margin-right="0cm" fo:text-align="start" style:justify-single-word="false" fo:text-indent="-0.635cm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8">
      <style:paragraph-properties fo:margin-left="1.773cm" fo:margin-right="0cm" fo:text-align="start" style:justify-single-word="false" fo:text-indent="-0.635cm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 style:list-style-name="L7">
      <style:paragraph-properties fo:margin-left="1.349cm" fo:margin-right="0cm" fo:text-align="start" style:justify-single-word="false" fo:text-indent="-0.979cm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size-asian="12pt" style:font-weight-asian="normal" style:font-name-complex="Times New Roman1" style:font-weight-complex="normal"/>
    </style:style>
    <style:style style:name="T3" style:family="text">
      <style:text-properties style:font-name="Times New Roman" style:font-size-asian="12pt" style:font-name-complex="Times New Roman1"/>
    </style:style>
    <style:style style:name="T4" style:family="text">
      <style:text-properties style:font-name="Times New Roman" fo:font-weight="bold" style:font-size-asian="12pt" style:font-weight-asian="bold" style:font-name-complex="Times New Roman1" style:font-weight-complex="bold"/>
    </style:style>
    <style:style style:name="T5" style:family="text">
      <style:text-properties fo:color="#333333" style:font-name="Times New Roman" fo:background-color="#ffffff" loext:char-shading-value="0" style:font-size-asian="12pt" style:font-name-complex="Times New Roman1"/>
    </style:style>
    <style:style style:name="T6" style:family="text">
      <style:text-properties fo:color="#333333" style:font-name="Times New Roman" fo:font-weight="normal" fo:background-color="#ffffff" loext:char-shading-value="0" style:font-size-asian="12pt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f7a1"/>
    </style:style>
    <style:style style:name="T9" style:family="text">
      <style:text-properties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SHEET 3</text:p>
      <text:p text:style-name="P1"/>
      <text:p text:style-name="P2">1.</text:p>
      <text:p text:style-name="P2"><text:s text:c="5"/>PROBLEM: <text:span text:style-name="T1">To i</text:span><text:span text:style-name="T2">mplement a program to reverse a string using stack.</text:span></text:p>
      <text:p text:style-name="P7"/>
      <text:p text:style-name="P2"><text:span text:style-name="T2"><text:s text:c="5"/></text:span><text:span text:style-name="T3">ALGORITHM:</text:span></text:p>
      <text:p text:style-name="P8"/>
      <text:list xml:id="list6905292697351437584" text:style-name="L1">
        <text:list-item>
          <text:p text:style-name="P20">START.</text:p>
        </text:list-item>
        <text:list-item>
          <text:p text:style-name="P20">Enter the string to be reversed into a stack using push().</text:p>
        </text:list-item>
        <text:list-item>
          <text:p text:style-name="P20">After entering, pop() out each letter and store it in another temporary location.</text:p>
        </text:list-item>
        <text:list-item>
          <text:p text:style-name="P20">Push() back the reversed string into the stack.</text:p>
        </text:list-item>
        <text:list-item>
          <text:p text:style-name="P20">Print the reversed string.</text:p>
        </text:list-item>
        <text:list-item>
          <text:p text:style-name="P20">STOP.</text:p>
        </text:list-item>
      </text:list>
      <text:p text:style-name="P7"/>
      <text:p text:style-name="P3"><text:span text:style-name="T3"><text:s text:c="6"/></text:span><text:span text:style-name="T4">CODE:</text:span></text:p>
      <text:p text:style-name="P8"/>
      <text:p text:style-name="P7">#include&lt;iostream&gt;</text:p>
      <text:p text:style-name="P7">using namespace std;</text:p>
      <text:p text:style-name="P7"/>
      <text:p text:style-name="P7">class stack{</text:p>
      <text:p text:style-name="P7"/>
      <text:p text:style-name="P7"><text:s text:c="2"/>public:</text:p>
      <text:p text:style-name="P7"/>
      <text:p text:style-name="P7"><text:s text:c="2"/>char str[20];</text:p>
      <text:p text:style-name="P7"><text:s text:c="2"/>int top;</text:p>
      <text:p text:style-name="P7"/>
      <text:p text:style-name="P7"><text:s text:c="3"/>stack()</text:p>
      <text:p text:style-name="P7"><text:s text:c="3"/>{</text:p>
      <text:p text:style-name="P7"><text:s text:c="7"/>top=0;</text:p>
      <text:p text:style-name="P7"><text:s text:c="3"/>}</text:p>
      <text:p text:style-name="P7"/>
      <text:p text:style-name="P7"><text:s text:c="3"/>void push(int var)</text:p>
      <text:p text:style-name="P7"><text:s text:c="3"/>{</text:p>
      <text:p text:style-name="P7"><text:s text:c="7"/>str[++top]=var;</text:p>
      <text:p text:style-name="P7"/>
      <text:p text:style-name="P7"><text:s text:c="3"/>}</text:p>
      <text:p text:style-name="P7"/>
      <text:p text:style-name="P7"><text:s text:c="3"/>char pop()</text:p>
      <text:p text:style-name="P7"><text:s text:c="3"/>{</text:p>
      <text:p text:style-name="P7"><text:s text:c="7"/>return str[top--];</text:p>
      <text:p text:style-name="P7"><text:s text:c="3"/>}</text:p>
      <text:p text:style-name="P7"/>
      <text:p text:style-name="P7"><text:s text:c="3"/>void insert()</text:p>
      <text:p text:style-name="P7"><text:s text:c="3"/>{</text:p>
      <text:p text:style-name="P7"><text:s text:c="6"/>string c;</text:p>
      <text:p text:style-name="P7"/>
      <text:p text:style-name="P7"><text:soft-page-break/><text:s text:c="6"/>cout&lt;&lt;"\nenter the string elements to be reversed:";</text:p>
      <text:p text:style-name="P7"><text:s text:c="6"/>cin&gt;&gt;c;</text:p>
      <text:p text:style-name="P7"/>
      <text:p text:style-name="P7"/>
      <text:p text:style-name="P7"><text:s text:c="4"/>int i=0;</text:p>
      <text:p text:style-name="P7"/>
      <text:p text:style-name="P7"><text:s text:c="4"/>while(c[i]!='\0')</text:p>
      <text:p text:style-name="P7"><text:s text:c="4"/>{</text:p>
      <text:p text:style-name="P7"><text:s text:c="8"/>push(c[i]);</text:p>
      <text:p text:style-name="P7"><text:s text:c="8"/>i++;</text:p>
      <text:p text:style-name="P7"><text:s text:c="4"/>}</text:p>
      <text:p text:style-name="P7"><text:s text:c="3"/>}</text:p>
      <text:p text:style-name="P7"/>
      <text:p text:style-name="P7"><text:s text:c="3"/>void reverse()</text:p>
      <text:p text:style-name="P7"><text:s text:c="3"/>{</text:p>
      <text:p text:style-name="P7"><text:s text:c="7"/>int i=top;</text:p>
      <text:p text:style-name="P7"/>
      <text:p text:style-name="P7"><text:s text:c="4"/>cout&lt;&lt;"\n the reversed string is:\t";</text:p>
      <text:p text:style-name="P7"/>
      <text:p text:style-name="P7"><text:s text:c="4"/>for(int j=0;j&lt;i;j++)</text:p>
      <text:p text:style-name="P7"><text:s text:c="4"/>{</text:p>
      <text:p text:style-name="P7"><text:s text:c="8"/>char s=pop();</text:p>
      <text:p text:style-name="P7"><text:s text:c="8"/>cout&lt;&lt;s;</text:p>
      <text:p text:style-name="P7"><text:s text:c="4"/>}</text:p>
      <text:p text:style-name="P7"><text:s text:c="3"/>}</text:p>
      <text:p text:style-name="P7"/>
      <text:p text:style-name="P7"/>
      <text:p text:style-name="P7">};</text:p>
      <text:p text:style-name="P7"/>
      <text:p text:style-name="P7">main()</text:p>
      <text:p text:style-name="P7">{</text:p>
      <text:p text:style-name="P7"><text:s text:c="4"/>stack st;</text:p>
      <text:p text:style-name="P7"/>
      <text:p text:style-name="P7"><text:s text:c="4"/>st.insert();</text:p>
      <text:p text:style-name="P7"><text:s text:c="4"/>st.reverse();</text:p>
      <text:p text:style-name="P7"/>
      <text:p text:style-name="P7"/>
      <text:p text:style-name="P7"/>
      <text:p text:style-name="P7"/>
      <text:p text:style-name="P7"><text:s text:c="3"/>return 0;</text:p>
      <text:p text:style-name="P7"/>
      <text:p text:style-name="P7">}</text:p>
      <text:p text:style-name="P7"/>
      <text:p text:style-name="P8">TESTING:</text:p>
      <text:p text:style-name="P7"/>
      <text:p text:style-name="P7">enter the string elements to be reversed:sreelakshmi </text:p>
      <text:p text:style-name="P7"/>
      <text:p text:style-name="P7"><text:s/>the reversed string is:<text:tab/>imhskaleers </text:p>
      <text:p text:style-name="P7">Process returned 0 (0x0) <text:s text:c="2"/>execution time : 5.250 s </text:p>
      <text:p text:style-name="P7"><text:soft-page-break/>Press ENTER to continue. </text:p>
      <text:p text:style-name="P7"/>
      <text:p text:style-name="P8">2.</text:p>
      <text:p text:style-name="P2"><text:span text:style-name="T3"><text:s text:c="5"/>PROBLEM:</text:span><text:span text:style-name="T2">Implement a program to check for </text:span><text:span text:style-name="T6">balanced parentheses.</text:span></text:p>
      <text:p text:style-name="P9"/>
      <text:p text:style-name="P2"><text:span text:style-name="T6"><text:s text:c="5"/></text:span><text:span text:style-name="T5">ALGORITHM:</text:span></text:p>
      <text:p text:style-name="P13"/>
      <text:list xml:id="list553808238305933940" text:style-name="L2">
        <text:list-item>
          <text:p text:style-name="P21">START.</text:p>
        </text:list-item>
        <text:list-item>
          <text:p text:style-name="P21">Enter the expression to be checked for balanced parenthesis.</text:p>
        </text:list-item>
        <text:list-item>
          <text:p text:style-name="P21">Scan the expression from left to right and repeat the steps 4 to 6 for each element until the end of the expression.</text:p>
        </text:list-item>
        <text:list-item>
          <text:p text:style-name="P21">If an operator or operand is encountered, append the count.</text:p>
        </text:list-item>
        <text:list-item>
          <text:p text:style-name="P21">If an opening parenthesis is encountered, push into the stack and append its count.</text:p>
        </text:list-item>
        <text:list-item>
          <text:p text:style-name="P21">If a closing bracket is encountered, append the count of closing brackets and</text:p>
          <text:p text:style-name="P21"><text:s/>i) If <text:s/>the top is an opening parenthesis, <text:s/>pop() it.</text:p>
        </text:list-item>
      </text:list>
      <text:p text:style-name="P9"><text:s text:c="17"/>iii)else print “ parenthesis not balanced”.</text:p>
      <text:p text:style-name="P9"><text:s text:c="11"/>7) <text:s/>At the end of the expression, check if the stack is empty.</text:p>
      <text:p text:style-name="P9"><text:s text:c="11"/>8) Also check if the number of opening brackets is equal to the number of closing brackets.</text:p>
      <text:list xml:id="list3850950976496852749" text:style-name="L3">
        <text:list-item>
          <text:list>
            <text:list-item>
              <text:list>
                <text:list-item>
                  <text:p text:style-name="P22">If any of the above two conditions is not satisfied, the expression does not have balanced parentheses.</text:p>
                </text:list-item>
                <text:list-item>
                  <text:p text:style-name="P22">STOP.</text:p>
                </text:list-item>
              </text:list>
            </text:list-item>
          </text:list>
        </text:list-item>
      </text:list>
      <text:p text:style-name="P9"/>
      <text:p text:style-name="P15">CODE:</text:p>
      <text:p text:style-name="P15"/>
      <text:p text:style-name="P16">#include&lt;iostream&gt;</text:p>
      <text:p text:style-name="P16">using namespace std;</text:p>
      <text:p text:style-name="P16"/>
      <text:p text:style-name="P16"><text:s/>class stack{</text:p>
      <text:p text:style-name="P16"/>
      <text:p text:style-name="P16"><text:s text:c="2"/>public:</text:p>
      <text:p text:style-name="P16"/>
      <text:p text:style-name="P16"><text:s text:c="2"/>char str[20];</text:p>
      <text:p text:style-name="P16"><text:s text:c="2"/>string exp;</text:p>
      <text:p text:style-name="P16"><text:s text:c="2"/>int top;</text:p>
      <text:p text:style-name="P16"/>
      <text:p text:style-name="P16"><text:s text:c="3"/>stack()</text:p>
      <text:p text:style-name="P16"><text:s text:c="3"/>{</text:p>
      <text:p text:style-name="P16"><text:s text:c="7"/>top=0;</text:p>
      <text:p text:style-name="P16"><text:s text:c="3"/>}</text:p>
      <text:p text:style-name="P16"/>
      <text:p text:style-name="P16"><text:s text:c="3"/>void push(int var)</text:p>
      <text:p text:style-name="P16"><text:s text:c="3"/>{</text:p>
      <text:p text:style-name="P16"><text:s text:c="7"/>str[++top]=var;</text:p>
      <text:p text:style-name="P16"/>
      <text:p text:style-name="P16"><text:s text:c="3"/>}</text:p>
      <text:p text:style-name="P16"/>
      <text:p text:style-name="P16"><text:s text:c="3"/>char pop()</text:p>
      <text:p text:style-name="P16"><text:s text:c="3"/>{</text:p>
      <text:p text:style-name="P16"><text:s text:c="7"/>return str[top--];</text:p>
      <text:p text:style-name="P16"><text:soft-page-break/><text:s text:c="3"/>}</text:p>
      <text:p text:style-name="P16"/>
      <text:p text:style-name="P16"><text:s text:c="3"/>void insert()</text:p>
      <text:p text:style-name="P16"><text:s text:c="3"/>{</text:p>
      <text:p text:style-name="P16"><text:s text:c="6"/>cout&lt;&lt;"enter the expression to be checked:";</text:p>
      <text:p text:style-name="P16"><text:s text:c="6"/>cin&gt;&gt;exp;</text:p>
      <text:p text:style-name="P16"><text:s text:c="3"/>}</text:p>
      <text:p text:style-name="P16"/>
      <text:p text:style-name="P16"><text:s text:c="3"/>void checkexp()</text:p>
      <text:p text:style-name="P16"><text:s text:c="3"/>{</text:p>
      <text:p text:style-name="P16"><text:s text:c="5"/>string res;</text:p>
      <text:p text:style-name="P16"><text:s text:c="5"/>int l,co,cc;</text:p>
      <text:p text:style-name="P16"/>
      <text:p text:style-name="P16"><text:s text:c="5"/>co=cc=0;</text:p>
      <text:p text:style-name="P16"/>
      <text:p text:style-name="P16"><text:s text:c="5"/>l=exp.length();</text:p>
      <text:p text:style-name="P16"/>
      <text:p text:style-name="P16"><text:s text:c="5"/>for(int i=0;i&lt;l;i++)</text:p>
      <text:p text:style-name="P16"><text:s text:c="5"/>{</text:p>
      <text:p text:style-name="P16"><text:s text:c="9"/>if(exp[i]=='(')</text:p>
      <text:p text:style-name="P16"><text:s text:c="12"/>{</text:p>
      <text:p text:style-name="P16"><text:s text:c="16"/>co++;</text:p>
      <text:p text:style-name="P16"><text:s text:c="16"/>push(exp[i]);</text:p>
      <text:p text:style-name="P16"><text:s text:c="12"/>}</text:p>
      <text:p text:style-name="P16"/>
      <text:p text:style-name="P16"><text:s text:c="9"/>else if(exp[i]==')')</text:p>
      <text:p text:style-name="P16"><text:s text:c="16"/>{</text:p>
      <text:p text:style-name="P16"><text:s text:c="20"/>cc++;</text:p>
      <text:p text:style-name="P16"><text:s text:c="20"/>int t=top;</text:p>
      <text:p text:style-name="P16"><text:s text:c="20"/>if(str[t]=='(')</text:p>
      <text:p text:style-name="P16"><text:s text:c="23"/>{</text:p>
      <text:p text:style-name="P16"><text:s text:c="27"/>pop();</text:p>
      <text:p text:style-name="P16"><text:s text:c="23"/>}</text:p>
      <text:p text:style-name="P16"/>
      <text:p text:style-name="P16"><text:s text:c="21"/>else{</text:p>
      <text:p text:style-name="P16"><text:s text:c="28"/>cout&lt;&lt;"\n not properly nested!";</text:p>
      <text:p text:style-name="P16"><text:s text:c="28"/>break;</text:p>
      <text:p text:style-name="P16"><text:s text:c="25"/>}</text:p>
      <text:p text:style-name="P16"><text:s text:c="16"/>}</text:p>
      <text:p text:style-name="P16"><text:s text:c="5"/>}</text:p>
      <text:p text:style-name="P16"/>
      <text:p text:style-name="P16"><text:s text:c="5"/>if(co==cc )</text:p>
      <text:p text:style-name="P16"><text:s text:c="5"/>{</text:p>
      <text:p text:style-name="P16"><text:s text:c="5"/>cout&lt;&lt;"\n the number of opening and closing brackets are equal and is"&lt;&lt;co;</text:p>
      <text:p text:style-name="P16"><text:s text:c="5"/>cout&lt;&lt;"\n the expression has balanced parenthesis!";</text:p>
      <text:p text:style-name="P16"><text:s text:c="5"/>}</text:p>
      <text:p text:style-name="P16"/>
      <text:p text:style-name="P16"><text:s text:c="5"/>else</text:p>
      <text:p text:style-name="P16"><text:s text:c="6"/>{</text:p>
      <text:p text:style-name="P16"><text:soft-page-break/><text:s text:c="10"/>cout&lt;&lt;"\n not balanced parenthesis!";</text:p>
      <text:p text:style-name="P16"><text:s text:c="6"/>}</text:p>
      <text:p text:style-name="P16"><text:s text:c="2"/>}</text:p>
      <text:p text:style-name="P16">};</text:p>
      <text:p text:style-name="P16"/>
      <text:p text:style-name="P16">main()</text:p>
      <text:p text:style-name="P16">{</text:p>
      <text:p text:style-name="P16"><text:s text:c="4"/>stack st;</text:p>
      <text:p text:style-name="P16"/>
      <text:p text:style-name="P16"><text:s text:c="4"/>st.insert();</text:p>
      <text:p text:style-name="P16"><text:s text:c="4"/>st.checkexp();</text:p>
      <text:p text:style-name="P16"/>
      <text:p text:style-name="P16"><text:s text:c="5"/>return 0;</text:p>
      <text:p text:style-name="P16"/>
      <text:p text:style-name="P16">}</text:p>
      <text:p text:style-name="P16"/>
      <text:p text:style-name="P15">TESTING:</text:p>
      <text:p text:style-name="P16"/>
      <text:p text:style-name="P16">1) enter the expression to be checked:(A+(B*C)+(E/F)+G) <text:s/></text:p>
      <text:p text:style-name="P16"/>
      <text:p text:style-name="P16"><text:s/>the number of opening and closing brackets are equal and is3 </text:p>
      <text:p text:style-name="P16"><text:s/>the expression has balanced parenthesis! </text:p>
      <text:p text:style-name="P16">Process returned 0 (0x0) <text:s text:c="2"/>execution time : 32.964 s </text:p>
      <text:p text:style-name="P16">Press ENTER to continue.</text:p>
      <text:p text:style-name="P16"/>
      <text:p text:style-name="P16">2) enter the expression to be checked:(a+b)-c) </text:p>
      <text:p text:style-name="P16"/>
      <text:p text:style-name="P16"><text:s/>not properly nested! </text:p>
      <text:p text:style-name="P16"><text:s/>not balanced parenthesis! </text:p>
      <text:p text:style-name="P16">Process returned 0 (0x0) <text:s text:c="2"/>execution time : 13.083 s </text:p>
      <text:p text:style-name="P16">Press ENTER to continue. </text:p>
      <text:p text:style-name="P16"/>
      <text:p text:style-name="P9"/>
      <text:p text:style-name="P9"/>
      <text:p text:style-name="P13">3.</text:p>
      <text:p text:style-name="P2"><text:span text:style-name="T5"><text:s text:c="5"/>PROBLEM:</text:span><text:span text:style-name="T6">Implement a program to convert Infix expression to Postfix expression.</text:span></text:p>
      <text:p text:style-name="P9"/>
      <text:p text:style-name="P2"><text:span text:style-name="T6"><text:s text:c="5"/></text:span><text:span text:style-name="T5">ALGORITHM:</text:span></text:p>
      <text:p text:style-name="P13"/>
      <text:list xml:id="list5343856990882478170" text:style-name="L4">
        <text:list-item>
          <text:p text:style-name="P23">START</text:p>
        </text:list-item>
        <text:list-item>
          <text:p text:style-name="P23">Scan the expression from left to right and repeat steps 3 to 5 for each element until the stack is empty.</text:p>
        </text:list-item>
        <text:list-item>
          <text:p text:style-name="P23">If an operand is encountered, add it to the result.</text:p>
        </text:list-item>
        <text:list-item>
          <text:p text:style-name="P23">If an opening parenthesis is encountered, push( ) it into the stack.</text:p>
        </text:list-item>
        <text:list-item>
          <text:p text:style-name="P23">If an operator is encountered, then:</text:p>
          <text:p text:style-name="P23"><text:s text:c="2"/>i)repeatedly pop( ) from stack and add to result each operator (on the top of stack) which has same precedence or higher precedence than the operator. result=result+top.</text:p>
          <text:p text:style-name="P23"><text:s/>ii)add operator to stack if top has lower precedence than operator.</text:p>
        </text:list-item>
        <text:list-item>
          <text:p text:style-name="P23">If a closing parenthesis is encountered, repeatedly pop( ) the elements of the stack until an <text:soft-page-break/>opening parenthesis is encountered.</text:p>
        </text:list-item>
        <text:list-item>
          <text:p text:style-name="P23">At the end of the expression, if any operators exist in the stack, repeatedly pop( ) the elements until the stack is empty.</text:p>
        </text:list-item>
        <text:list-item>
          <text:p text:style-name="P23">STOP.</text:p>
        </text:list-item>
      </text:list>
      <text:p text:style-name="P9"/>
      <text:p text:style-name="P13">CODE:</text:p>
      <text:p text:style-name="P13"/>
      <text:p text:style-name="P9"><text:s/>#include&lt;iostream&gt;</text:p>
      <text:p text:style-name="P9"/>
      <text:p text:style-name="P9">using namespace std;</text:p>
      <text:p text:style-name="P9"/>
      <text:p text:style-name="P9">class stack{</text:p>
      <text:p text:style-name="P9"/>
      <text:p text:style-name="P9"><text:s text:c="2"/>public:</text:p>
      <text:p text:style-name="P9"/>
      <text:p text:style-name="P9"><text:s text:c="2"/>char str[20];</text:p>
      <text:p text:style-name="P9"><text:s text:c="2"/>string exp;</text:p>
      <text:p text:style-name="P9"><text:s text:c="2"/>int top;</text:p>
      <text:p text:style-name="P9"/>
      <text:p text:style-name="P9"><text:s text:c="3"/>stack()</text:p>
      <text:p text:style-name="P9"><text:s text:c="3"/>{</text:p>
      <text:p text:style-name="P9"><text:s text:c="7"/>top=-1;</text:p>
      <text:p text:style-name="P9"><text:s text:c="3"/>}</text:p>
      <text:p text:style-name="P9"/>
      <text:p text:style-name="P9"><text:s text:c="3"/>void push(char var)</text:p>
      <text:p text:style-name="P9"><text:s text:c="3"/>{</text:p>
      <text:p text:style-name="P9"><text:s text:c="7"/>str[++top]=var;</text:p>
      <text:p text:style-name="P9"/>
      <text:p text:style-name="P9"><text:s text:c="3"/>}</text:p>
      <text:p text:style-name="P9"/>
      <text:p text:style-name="P9"><text:s text:c="3"/>char pop()</text:p>
      <text:p text:style-name="P9"><text:s text:c="3"/>{</text:p>
      <text:p text:style-name="P9"><text:s text:c="7"/>return str[top--];</text:p>
      <text:p text:style-name="P9"><text:s text:c="3"/>}</text:p>
      <text:p text:style-name="P9"/>
      <text:p text:style-name="P9"><text:s text:c="3"/>char ftop()</text:p>
      <text:p text:style-name="P9"><text:s text:c="3"/>{</text:p>
      <text:p text:style-name="P9"><text:s text:c="7"/>if(top!=-1)</text:p>
      <text:p text:style-name="P9"/>
      <text:p text:style-name="P9"><text:s text:c="11"/>return str[top];</text:p>
      <text:p text:style-name="P9"><text:s text:c="3"/>}</text:p>
      <text:p text:style-name="P9"/>
      <text:p text:style-name="P9">void insert()</text:p>
      <text:p text:style-name="P9">{</text:p>
      <text:p text:style-name="P9"><text:s text:c="4"/>cout&lt;&lt;"enter the infix expression:";</text:p>
      <text:p text:style-name="P9"><text:s text:c="4"/>cin&gt;&gt;exp;</text:p>
      <text:p text:style-name="P9">}</text:p>
      <text:p text:style-name="P9"/>
      <text:p text:style-name="P9">void postconv()</text:p>
      <text:p text:style-name="P9"><text:soft-page-break/>{</text:p>
      <text:p text:style-name="P9"><text:s text:c="3"/>char s;</text:p>
      <text:p text:style-name="P9"><text:s text:c="3"/>int p,q,j;</text:p>
      <text:p text:style-name="P9"/>
      <text:p text:style-name="P9"><text:s text:c="3"/>string res;</text:p>
      <text:p text:style-name="P9"/>
      <text:p text:style-name="P9"><text:s text:c="4"/>int l=exp.length();</text:p>
      <text:p text:style-name="P9"/>
      <text:p text:style-name="P9"><text:s text:c="2"/>for(int i=0;i&lt;l;i++)</text:p>
      <text:p text:style-name="P9"><text:s text:c="2"/>{</text:p>
      <text:p text:style-name="P9"/>
      <text:p text:style-name="P9"><text:s text:c="5"/>if(exp[i]!='('&amp;&amp;exp[i]!=')'&amp;&amp;exp[i]!='^'&amp;&amp;exp[i]!='*'&amp;&amp;exp[i]!='/'&amp;&amp;exp[i]!='+'&amp;&amp;exp[i]!='-')</text:p>
      <text:p text:style-name="P9"><text:s text:c="6"/>{</text:p>
      <text:p text:style-name="P9"><text:s text:c="10"/>res+=exp[i];</text:p>
      <text:p text:style-name="P9"><text:s text:c="6"/>}</text:p>
      <text:p text:style-name="P9"/>
      <text:p text:style-name="P9"><text:s text:c="5"/>else</text:p>
      <text:p text:style-name="P9"><text:s text:c="12"/>if(exp[i]=='(')</text:p>
      <text:p text:style-name="P9"><text:s text:c="15"/>{</text:p>
      <text:p text:style-name="P9"><text:s text:c="19"/>push(exp[i]);</text:p>
      <text:p text:style-name="P9"><text:s text:c="15"/>}</text:p>
      <text:p text:style-name="P9"/>
      <text:p text:style-name="P9"><text:s text:c="12"/>else</text:p>
      <text:p text:style-name="P9"><text:s text:c="16"/>if(exp[i]==')')</text:p>
      <text:p text:style-name="P9"><text:s text:c="15"/>{</text:p>
      <text:p text:style-name="P9"><text:s text:c="19"/>char popp=pop();</text:p>
      <text:p text:style-name="P9"/>
      <text:p text:style-name="P9"><text:s text:c="19"/>while(popp!='(')</text:p>
      <text:p text:style-name="P9"><text:s text:c="21"/>{</text:p>
      <text:p text:style-name="P9"><text:s text:c="25"/>res+=popp;</text:p>
      <text:p text:style-name="P9"><text:s text:c="25"/>popp=pop();</text:p>
      <text:p text:style-name="P9"><text:s text:c="20"/>}</text:p>
      <text:p text:style-name="P9"/>
      <text:p text:style-name="P9"/>
      <text:p text:style-name="P9"><text:s text:c="15"/>}</text:p>
      <text:p text:style-name="P9"/>
      <text:p text:style-name="P9"><text:s text:c="17"/>else</text:p>
      <text:p text:style-name="P9"><text:s text:c="22"/>{</text:p>
      <text:p text:style-name="P9"><text:s text:c="26"/>if(top==-1)</text:p>
      <text:p text:style-name="P9"><text:s text:c="26"/>{</text:p>
      <text:p text:style-name="P9"><text:s text:c="30"/>push(exp[i]);</text:p>
      <text:p text:style-name="P9"><text:s text:c="26"/>}</text:p>
      <text:p text:style-name="P9"/>
      <text:p text:style-name="P9"><text:s text:c="26"/>else</text:p>
      <text:p text:style-name="P9"><text:s text:c="26"/>{</text:p>
      <text:p text:style-name="P9"><text:s text:c="26"/>char e=exp[i];</text:p>
      <text:p text:style-name="P9"/>
      <text:p text:style-name="P9"><text:s text:c="26"/>char t=ftop();</text:p>
      <text:p text:style-name="P9"/>
      <text:p text:style-name="P9"><text:soft-page-break/><text:s text:c="26"/>p=setprec(t);</text:p>
      <text:p text:style-name="P9"><text:s text:c="26"/>q=setprec(e);</text:p>
      <text:p text:style-name="P9"/>
      <text:p text:style-name="P9"/>
      <text:p text:style-name="P9"><text:s text:c="22"/>while(p&gt;=q)</text:p>
      <text:p text:style-name="P9"><text:s text:c="23"/>{</text:p>
      <text:p text:style-name="P9"><text:s text:c="26"/>res+=pop();</text:p>
      <text:p text:style-name="P9"/>
      <text:p text:style-name="P9"><text:s text:c="26"/>t=ftop();</text:p>
      <text:p text:style-name="P9"><text:s text:c="26"/>p=setprec(t);</text:p>
      <text:p text:style-name="P9"/>
      <text:p text:style-name="P9"><text:s text:c="23"/>}</text:p>
      <text:p text:style-name="P9"/>
      <text:p text:style-name="P9"><text:s text:c="23"/>if(p&lt;q)</text:p>
      <text:p text:style-name="P9"><text:s text:c="23"/>{</text:p>
      <text:p text:style-name="P9"><text:s text:c="27"/>push(exp[i]);</text:p>
      <text:p text:style-name="P9"/>
      <text:p text:style-name="P9"><text:s text:c="23"/>}</text:p>
      <text:p text:style-name="P9"><text:s text:c="26"/>}</text:p>
      <text:p text:style-name="P9"/>
      <text:p text:style-name="P9"/>
      <text:p text:style-name="P9"/>
      <text:p text:style-name="P9"><text:s text:c="22"/>}</text:p>
      <text:p text:style-name="P9"><text:s text:c="24"/>}</text:p>
      <text:p text:style-name="P9"/>
      <text:p text:style-name="P9"/>
      <text:p text:style-name="P9"><text:s/>while(top!=-1)</text:p>
      <text:p text:style-name="P9"><text:s/>{</text:p>
      <text:p text:style-name="P9"><text:s text:c="5"/>res+=pop();</text:p>
      <text:p text:style-name="P9"><text:s/>}</text:p>
      <text:p text:style-name="P9"/>
      <text:p text:style-name="P9"><text:s text:c="3"/>cout&lt;&lt;"\n the expression after postfix conversion is:"&lt;&lt;res;</text:p>
      <text:p text:style-name="P9"/>
      <text:p text:style-name="P9"/>
      <text:p text:style-name="P9"><text:s/>}</text:p>
      <text:p text:style-name="P9"/>
      <text:p text:style-name="P9">int setprec(char ch)</text:p>
      <text:p text:style-name="P9"><text:s/>{</text:p>
      <text:p text:style-name="P9"/>
      <text:p text:style-name="P9"/>
      <text:p text:style-name="P9"><text:s text:c="16"/>switch(ch)</text:p>
      <text:p text:style-name="P9"><text:s text:c="23"/>{</text:p>
      <text:p text:style-name="P9"><text:s text:c="25"/>case '(':return 0;</text:p>
      <text:p text:style-name="P9"/>
      <text:p text:style-name="P9"><text:s text:c="25"/>case '^':return 3;</text:p>
      <text:p text:style-name="P9"><text:s text:c="33"/>break;</text:p>
      <text:p text:style-name="P9"/>
      <text:p text:style-name="P9"><text:s text:c="25"/>case '*':</text:p>
      <text:p text:style-name="P9"><text:s text:c="24"/>case '/':return 2;</text:p>
      <text:p text:style-name="P9"><text:soft-page-break/><text:s text:c="33"/>break;</text:p>
      <text:p text:style-name="P9"/>
      <text:p text:style-name="P9"><text:s text:c="25"/>case '+':</text:p>
      <text:p text:style-name="P9"><text:s text:c="25"/>case '-':return 1;</text:p>
      <text:p text:style-name="P9"><text:s text:c="33"/>break;</text:p>
      <text:p text:style-name="P9"/>
      <text:p text:style-name="P9"><text:s text:c="25"/>default:cout&lt;&lt;"\n entered operator cannot be excecuted!";</text:p>
      <text:p text:style-name="P9"><text:s text:c="34"/>break;</text:p>
      <text:p text:style-name="P9"><text:s text:c="25"/>}</text:p>
      <text:p text:style-name="P9"><text:s/>}</text:p>
      <text:p text:style-name="P9"/>
      <text:p text:style-name="P9">};</text:p>
      <text:p text:style-name="P9"/>
      <text:p text:style-name="P9">main()</text:p>
      <text:p text:style-name="P9">{</text:p>
      <text:p text:style-name="P9"><text:s text:c="3"/>stack st;</text:p>
      <text:p text:style-name="P9"/>
      <text:p text:style-name="P9"><text:s text:c="3"/>st.insert();</text:p>
      <text:p text:style-name="P9"><text:s text:c="3"/>st.postconv();</text:p>
      <text:p text:style-name="P9"/>
      <text:p text:style-name="P9"><text:s text:c="3"/>return 0;</text:p>
      <text:p text:style-name="P9">}</text:p>
      <text:p text:style-name="P9"/>
      <text:p text:style-name="P13">TESTING:</text:p>
      <text:p text:style-name="P13"/>
      <text:p text:style-name="P9">enter the infix expression:((a+b)*c-(d-e))/(f+g) </text:p>
      <text:p text:style-name="P9"/>
      <text:p text:style-name="P9"><text:s/>the expression after postfix conversion is:ab+c*de--fg+/ </text:p>
      <text:p text:style-name="P9">Process returned 0 (0x0) <text:s text:c="2"/>execution time : 55.712 s </text:p>
      <text:p text:style-name="P9">Press ENTER to continue. </text:p>
      <text:p text:style-name="P9"/>
      <text:p text:style-name="P9"/>
      <text:p text:style-name="P13"/>
      <text:p text:style-name="P9"/>
      <text:p text:style-name="P9">4.</text:p>
      <text:p text:style-name="P9"><text:s text:c="5"/><text:span text:style-name="T7">PROBLEM:</text:span>Implement a program to convert Infix expression to Prefix expression.</text:p>
      <text:p text:style-name="P9"/>
      <text:p text:style-name="P9"><text:s text:c="4"/><text:span text:style-name="T7">ALGORITHM:</text:span></text:p>
      <text:p text:style-name="P13"/>
      <text:list xml:id="list8321911145623771095" text:style-name="L5">
        <text:list-item>
          <text:p text:style-name="P24">START</text:p>
        </text:list-item>
        <text:list-item>
          <text:p text:style-name="P24">Scan the expression from right to left and repeat the steps <text:s text:c="2"/>for each element until the stack is empty.</text:p>
        </text:list-item>
        <text:list-item>
          <text:p text:style-name="P24">If a closing bracket is encountered, directly push( ) it into the stack.</text:p>
        </text:list-item>
        <text:list-item>
          <text:p text:style-name="P24">If an operand is encountered, append the result.</text:p>
        </text:list-item>
        <text:list-item>
          <text:p text:style-name="P24">If an operator is encountered, if the stack is empty, or top has lesser precedence than it, push( ) the operator.</text:p>
        </text:list-item>
      </text:list>
      <text:p text:style-name="P9"><text:s text:c="13"/>6. Repeatedly pop( ) from stack and add to result each operator if an opening bracket is <text:s text:c="9"/>encountered <text:s/>or if the precedence of top( ) is greater than or equal to the operator.</text:p>
      <text:list xml:id="list64560619350752" text:continue-numbering="true" text:style-name="L5">
        <text:list-header>
          <text:p text:style-name="P24">7. STOP.</text:p>
        </text:list-header>
      </text:list>
      <text:p text:style-name="P9"><text:soft-page-break/></text:p>
      <text:p text:style-name="P9"><text:s text:c="5"/><text:span text:style-name="T7"><text:s/>CODE:</text:span></text:p>
      <text:p text:style-name="P13"/>
      <text:p text:style-name="P11">#include&lt;iostream&gt;</text:p>
      <text:p text:style-name="P11"/>
      <text:p text:style-name="P11">using namespace std;</text:p>
      <text:p text:style-name="P11"/>
      <text:p text:style-name="P11">class stack{</text:p>
      <text:p text:style-name="P11"/>
      <text:p text:style-name="P11"><text:s text:c="2"/>public:</text:p>
      <text:p text:style-name="P11"/>
      <text:p text:style-name="P11"><text:s text:c="2"/>char str[20];</text:p>
      <text:p text:style-name="P11"><text:s text:c="2"/>string exp;</text:p>
      <text:p text:style-name="P11"><text:s text:c="2"/>int top;</text:p>
      <text:p text:style-name="P11"/>
      <text:p text:style-name="P11"><text:s text:c="3"/>stack()</text:p>
      <text:p text:style-name="P11"><text:s text:c="3"/>{</text:p>
      <text:p text:style-name="P11"><text:s text:c="7"/>top=-1;</text:p>
      <text:p text:style-name="P11"><text:s text:c="3"/>}</text:p>
      <text:p text:style-name="P11"/>
      <text:p text:style-name="P11"><text:s text:c="3"/>void push(char var)</text:p>
      <text:p text:style-name="P11"><text:s text:c="3"/>{</text:p>
      <text:p text:style-name="P11"><text:s text:c="7"/>str[++top]=var;</text:p>
      <text:p text:style-name="P11"/>
      <text:p text:style-name="P11"><text:s text:c="3"/>}</text:p>
      <text:p text:style-name="P11"/>
      <text:p text:style-name="P11"><text:s text:c="3"/>char pop()</text:p>
      <text:p text:style-name="P11"><text:s text:c="3"/>{</text:p>
      <text:p text:style-name="P11"><text:s text:c="7"/>return str[top--];</text:p>
      <text:p text:style-name="P11"><text:s text:c="3"/>}</text:p>
      <text:p text:style-name="P11"/>
      <text:p text:style-name="P11"><text:s text:c="3"/>char ftop()</text:p>
      <text:p text:style-name="P11"><text:s text:c="3"/>{</text:p>
      <text:p text:style-name="P11"><text:s text:c="7"/>if(top!=-1)</text:p>
      <text:p text:style-name="P11"/>
      <text:p text:style-name="P11"><text:s text:c="11"/>return str[top];</text:p>
      <text:p text:style-name="P11"><text:s text:c="3"/>}</text:p>
      <text:p text:style-name="P11"/>
      <text:p text:style-name="P11"><text:s text:c="3"/>void insert()</text:p>
      <text:p text:style-name="P11"><text:s text:c="3"/>{</text:p>
      <text:p text:style-name="P11"><text:s text:c="4"/>cout&lt;&lt;"enter the infix expression:";</text:p>
      <text:p text:style-name="P11"><text:s text:c="4"/>cin&gt;&gt;exp;</text:p>
      <text:p text:style-name="P11"><text:s text:c="3"/>}</text:p>
      <text:p text:style-name="P11"/>
      <text:p text:style-name="P11"><text:s text:c="2"/>int preconv()</text:p>
      <text:p text:style-name="P11"><text:s text:c="2"/>{</text:p>
      <text:p text:style-name="P11"><text:s text:c="6"/>int p,q,j;</text:p>
      <text:p text:style-name="P11"><text:s text:c="6"/>string res,res1;</text:p>
      <text:p text:style-name="P11"/>
      <text:p text:style-name="P11"><text:soft-page-break/><text:s text:c="9"/>int l=exp.length();</text:p>
      <text:p text:style-name="P11"/>
      <text:p text:style-name="P11"><text:s text:c="2"/>for(int i=(l-1);i&gt;=0;i--)</text:p>
      <text:p text:style-name="P11"><text:s text:c="2"/>{</text:p>
      <text:p text:style-name="P11"/>
      <text:p text:style-name="P11"><text:s text:c="5"/>if(exp[i]!='('&amp;&amp;exp[i]!=')'&amp;&amp;exp[i]!='^'&amp;&amp;exp[i]!='*'&amp;&amp;exp[i]!='/'&amp;&amp;exp[i]!='+'&amp;&amp;exp[i]!='-')</text:p>
      <text:p text:style-name="P11"><text:s text:c="6"/>{</text:p>
      <text:p text:style-name="P11"><text:s text:c="10"/>res+=exp[i];</text:p>
      <text:p text:style-name="P11"><text:s text:c="6"/>}</text:p>
      <text:p text:style-name="P11"/>
      <text:p text:style-name="P11"><text:s text:c="5"/>else</text:p>
      <text:p text:style-name="P11"><text:s text:c="12"/>if(exp[i]==')')</text:p>
      <text:p text:style-name="P11"><text:s text:c="15"/>{</text:p>
      <text:p text:style-name="P11"><text:s text:c="19"/>push(exp[i]);</text:p>
      <text:p text:style-name="P11"><text:s text:c="15"/>}</text:p>
      <text:p text:style-name="P11"/>
      <text:p text:style-name="P11"><text:s text:c="12"/>else</text:p>
      <text:p text:style-name="P11"><text:s text:c="16"/>if(exp[i]=='(')</text:p>
      <text:p text:style-name="P11"><text:s text:c="15"/>{</text:p>
      <text:p text:style-name="P11"><text:s text:c="19"/>char popp=pop();</text:p>
      <text:p text:style-name="P11"/>
      <text:p text:style-name="P11"><text:s text:c="19"/>while(popp!=')')</text:p>
      <text:p text:style-name="P11"><text:s text:c="21"/>{</text:p>
      <text:p text:style-name="P11"><text:s text:c="25"/>res+=popp;</text:p>
      <text:p text:style-name="P11"><text:s text:c="25"/>popp=pop();</text:p>
      <text:p text:style-name="P11"><text:s text:c="20"/>}</text:p>
      <text:p text:style-name="P11"/>
      <text:p text:style-name="P11"/>
      <text:p text:style-name="P11"><text:s text:c="15"/>}</text:p>
      <text:p text:style-name="P11"/>
      <text:p text:style-name="P11"><text:s text:c="17"/>else</text:p>
      <text:p text:style-name="P11"><text:s text:c="22"/>{</text:p>
      <text:p text:style-name="P11"><text:s text:c="26"/>if(top==-1)</text:p>
      <text:p text:style-name="P11"><text:s text:c="26"/>{</text:p>
      <text:p text:style-name="P11"><text:s text:c="30"/>push(exp[i]);</text:p>
      <text:p text:style-name="P11"><text:s text:c="26"/>}</text:p>
      <text:p text:style-name="P11"/>
      <text:p text:style-name="P11"><text:s text:c="26"/>else</text:p>
      <text:p text:style-name="P11"><text:s text:c="26"/>{</text:p>
      <text:p text:style-name="P11"><text:s text:c="26"/>char e=exp[i];</text:p>
      <text:p text:style-name="P11"/>
      <text:p text:style-name="P11"><text:s text:c="26"/>char t=ftop();</text:p>
      <text:p text:style-name="P11"/>
      <text:p text:style-name="P11"><text:s text:c="26"/>p=setprec(t);</text:p>
      <text:p text:style-name="P11"><text:s text:c="26"/>q=setprec(e);</text:p>
      <text:p text:style-name="P11"/>
      <text:p text:style-name="P11"/>
      <text:p text:style-name="P11"><text:s text:c="22"/>while(p&gt;=q)</text:p>
      <text:p text:style-name="P11"><text:s text:c="23"/>{</text:p>
      <text:p text:style-name="P11"><text:soft-page-break/><text:s text:c="26"/>res+=pop();</text:p>
      <text:p text:style-name="P11"/>
      <text:p text:style-name="P11"><text:s text:c="26"/>t=ftop();</text:p>
      <text:p text:style-name="P11"><text:s text:c="26"/>p=setprec(t);</text:p>
      <text:p text:style-name="P11"/>
      <text:p text:style-name="P11"><text:s text:c="23"/>}</text:p>
      <text:p text:style-name="P11"/>
      <text:p text:style-name="P11"><text:s text:c="23"/>if(p&lt;q)</text:p>
      <text:p text:style-name="P11"><text:s text:c="23"/>{</text:p>
      <text:p text:style-name="P11"><text:s text:c="27"/>push(exp[i]);</text:p>
      <text:p text:style-name="P11"/>
      <text:p text:style-name="P11"><text:s text:c="23"/>}</text:p>
      <text:p text:style-name="P11"><text:s text:c="26"/>}</text:p>
      <text:p text:style-name="P11"/>
      <text:p text:style-name="P11"/>
      <text:p text:style-name="P11"/>
      <text:p text:style-name="P11"><text:s text:c="22"/>}</text:p>
      <text:p text:style-name="P11"><text:s text:c="24"/>}</text:p>
      <text:p text:style-name="P11"/>
      <text:p text:style-name="P11"/>
      <text:p text:style-name="P11"><text:s/>while(top!=-1)</text:p>
      <text:p text:style-name="P11"><text:s/>{</text:p>
      <text:p text:style-name="P11"><text:s text:c="5"/>res+=pop();</text:p>
      <text:p text:style-name="P11"><text:s/>}</text:p>
      <text:p text:style-name="P11"/>
      <text:p text:style-name="P11"><text:s text:c="2"/>cout&lt;&lt;"\n the expression after prefix conversion is:";</text:p>
      <text:p text:style-name="P11"/>
      <text:p text:style-name="P11"><text:s text:c="3"/>for(int j=(l-1);j&gt;=0;j--)</text:p>
      <text:p text:style-name="P11"><text:s text:c="3"/>{</text:p>
      <text:p text:style-name="P11"><text:s text:c="7"/>cout&lt;&lt;res[j];</text:p>
      <text:p text:style-name="P11"><text:s text:c="3"/>}</text:p>
      <text:p text:style-name="P11"/>
      <text:p text:style-name="P11"><text:s text:c="2"/>}</text:p>
      <text:p text:style-name="P11"/>
      <text:p text:style-name="P11"><text:s text:c="2"/>int setprec(char ch)</text:p>
      <text:p text:style-name="P11"><text:s text:c="3"/>{</text:p>
      <text:p text:style-name="P11"/>
      <text:p text:style-name="P11"/>
      <text:p text:style-name="P11"><text:s text:c="16"/>switch(ch)</text:p>
      <text:p text:style-name="P11"><text:s text:c="23"/>{</text:p>
      <text:p text:style-name="P11"><text:s text:c="25"/>case ')':return 0;</text:p>
      <text:p text:style-name="P11"/>
      <text:p text:style-name="P11"><text:s text:c="25"/>case '^':return 3;</text:p>
      <text:p text:style-name="P11"><text:s text:c="33"/>break;</text:p>
      <text:p text:style-name="P11"/>
      <text:p text:style-name="P11"><text:s text:c="25"/>case '*':</text:p>
      <text:p text:style-name="P11"><text:s text:c="24"/>case '/':return 2;</text:p>
      <text:p text:style-name="P11"><text:s text:c="33"/>break;</text:p>
      <text:p text:style-name="P11"/>
      <text:p text:style-name="P11"><text:soft-page-break/><text:s text:c="25"/>case '+':</text:p>
      <text:p text:style-name="P11"><text:s text:c="25"/>case '-':return 1;</text:p>
      <text:p text:style-name="P11"><text:s text:c="33"/>break;</text:p>
      <text:p text:style-name="P11"/>
      <text:p text:style-name="P11"><text:s text:c="25"/>default:cout&lt;&lt;"\n entered operator cannot be excecuted!";</text:p>
      <text:p text:style-name="P11"><text:s text:c="34"/>break;</text:p>
      <text:p text:style-name="P11"><text:s text:c="25"/>}</text:p>
      <text:p text:style-name="P11"><text:s text:c="3"/>}</text:p>
      <text:p text:style-name="P11"/>
      <text:p text:style-name="P11"><text:s/>};</text:p>
      <text:p text:style-name="P11"/>
      <text:p text:style-name="P11">main()</text:p>
      <text:p text:style-name="P11">{</text:p>
      <text:p text:style-name="P11"><text:s text:c="3"/>stack st;</text:p>
      <text:p text:style-name="P11"/>
      <text:p text:style-name="P11"><text:s text:c="3"/>st.insert();</text:p>
      <text:p text:style-name="P11"><text:s text:c="3"/>st.preconv();</text:p>
      <text:p text:style-name="P11"/>
      <text:p text:style-name="P11"/>
      <text:p text:style-name="P11"/>
      <text:p text:style-name="P11"><text:s text:c="3"/>return 0;</text:p>
      <text:p text:style-name="P11">}</text:p>
      <text:p text:style-name="P13"/>
      <text:p text:style-name="P13">TESTING:</text:p>
      <text:p text:style-name="P13"/>
      <text:p text:style-name="P9">enter the infix expression:a+((b*c)/d) </text:p>
      <text:p text:style-name="P9"><text:s/></text:p>
      <text:p text:style-name="P9"><text:s/>the expression after prefix conversion is:+a/*bcd </text:p>
      <text:p text:style-name="P9">Process returned 0 (0x0) <text:s text:c="2"/>execution time : 18.295 s </text:p>
      <text:p text:style-name="P9">Press ENTER to continue. </text:p>
      <text:p text:style-name="P13"/>
      <text:p text:style-name="P13"/>
      <text:list xml:id="list6461838090137555385" text:style-name="L6">
        <text:list-item>
          <text:p text:style-name="P25"><text:span text:style-name="T7">PROBLEM: </text:span>Implement a program to evaluate Postfix expression.</text:p>
          <text:p text:style-name="P25"><text:s/></text:p>
          <text:p text:style-name="P28">ALGORITHM:</text:p>
        </text:list-item>
      </text:list>
      <text:p text:style-name="P13"><text:s text:c="11"/></text:p>
      <text:list xml:id="list275074943715764938" text:style-name="L7">
        <text:list-item>
          <text:list>
            <text:list-item>
              <text:list>
                <text:list-item>
                  <text:p text:style-name="P26">START.</text:p>
                </text:list-item>
                <text:list-item>
                  <text:p text:style-name="P26">Enter the expression to be evaluated.</text:p>
                </text:list-item>
                <text:list-item>
                  <text:p text:style-name="P26">Convert it into postfix form.</text:p>
                </text:list-item>
                <text:list-item>
                  <text:p text:style-name="P26">Scan the converted expression from left to right.</text:p>
                </text:list-item>
                <text:list-item>
                  <text:p text:style-name="P26">Operands are pushed into the stack.</text:p>
                </text:list-item>
                <text:list-item>
                  <text:p text:style-name="P26">If an operator appears, 2 elements are popped out and operator is </text:p>
                  <text:p text:style-name="P26">excecuted.</text:p>
                </text:list-item>
                <text:list-item>
                  <text:p text:style-name="P26">The element which is popped out first is second operand.</text:p>
                </text:list-item>
                <text:list-item>
                  <text:p text:style-name="P26">Push the result back into the stack.</text:p>
                </text:list-item>
                <text:list-item>
                  <text:p text:style-name="P26">Continue the process until the end of the expression.</text:p>
                </text:list-item>
                <text:list-item>
                  <text:p text:style-name="P26">Print the result which is the only element in the stack now.</text:p>
                  <text:p text:style-name="P30"><text:s/>11) STOP.</text:p>
                  <text:p text:style-name="P30"/>
                  <text:p text:style-name="P32"><text:soft-page-break/>CODE:</text:p>
                </text:list-item>
              </text:list>
            </text:list-item>
          </text:list>
        </text:list-item>
      </text:list>
      <text:p text:style-name="P18"/>
      <text:p text:style-name="P5"/>
      <text:p text:style-name="P5">#include&lt;iostream&gt;</text:p>
      <text:p text:style-name="P5">#include&lt;cstring&gt;</text:p>
      <text:p text:style-name="P5">using namespace std;</text:p>
      <text:p text:style-name="P5"/>
      <text:p text:style-name="P5">class eval{</text:p>
      <text:p text:style-name="P5"/>
      <text:p text:style-name="P5">string exp,res;</text:p>
      <text:p text:style-name="P5">int top,*s,n;</text:p>
      <text:p text:style-name="P5"/>
      <text:p text:style-name="P5"/>
      <text:p text:style-name="P5">public:</text:p>
      <text:p text:style-name="P5"/>
      <text:p text:style-name="P5"><text:s text:c="4"/>eval()</text:p>
      <text:p text:style-name="P5"><text:s text:c="4"/>{</text:p>
      <text:p text:style-name="P5"><text:s text:c="8"/>top=-1;</text:p>
      <text:p text:style-name="P5"><text:s text:c="4"/>}</text:p>
      <text:p text:style-name="P5"/>
      <text:p text:style-name="P5"><text:s text:c="4"/>void enter() {</text:p>
      <text:p text:style-name="P5"/>
      <text:p text:style-name="P5"><text:s text:c="8"/>cout&lt;&lt;"Enter any postfix expression to be evaluated : ";</text:p>
      <text:p text:style-name="P5"><text:s text:c="8"/>cin&gt;&gt;exp;</text:p>
      <text:p text:style-name="P5"><text:s text:c="8"/>n = size(exp);</text:p>
      <text:p text:style-name="P5"><text:s text:c="8"/>s = new int[n];</text:p>
      <text:p text:style-name="P5"><text:s text:c="4"/>}</text:p>
      <text:p text:style-name="P5"/>
      <text:p text:style-name="P5"><text:s text:c="4"/>int push(string exp,int t)</text:p>
      <text:p text:style-name="P5"><text:s text:c="4"/>{</text:p>
      <text:p text:style-name="P5"><text:s text:c="8"/>return ((int)(exp[t]-48));</text:p>
      <text:p text:style-name="P5"><text:s text:c="4"/>}</text:p>
      <text:p text:style-name="P5"/>
      <text:p text:style-name="P5"><text:s text:c="4"/>int pop(int s[],int t )</text:p>
      <text:p text:style-name="P5"><text:s text:c="4"/>{</text:p>
      <text:p text:style-name="P5"><text:s text:c="8"/>return (s[t]);</text:p>
      <text:p text:style-name="P5"><text:s text:c="4"/>}</text:p>
      <text:p text:style-name="P5"/>
      <text:p text:style-name="P5"><text:s text:c="4"/>int size(string exp)</text:p>
      <text:p text:style-name="P5"><text:s text:c="4"/>{</text:p>
      <text:p text:style-name="P5"><text:s text:c="8"/>int i;</text:p>
      <text:p text:style-name="P5"><text:s text:c="8"/>for( i=0;exp[i]!='\0';i++);</text:p>
      <text:p text:style-name="P5"><text:s text:c="12"/>return i;</text:p>
      <text:p text:style-name="P5"/>
      <text:p text:style-name="P5"><text:s text:c="4"/>}</text:p>
      <text:p text:style-name="P5"/>
      <text:p text:style-name="P5"/>
      <text:p text:style-name="P5"><text:s text:c="4"/>void check() {</text:p>
      <text:p text:style-name="P5"/>
      <text:p text:style-name="P5"><text:soft-page-break/><text:s text:c="8"/>for(int i=0;i&lt;n;i++)</text:p>
      <text:p text:style-name="P5"><text:s text:c="8"/>{</text:p>
      <text:p text:style-name="P5"><text:s text:c="12"/>if(top&lt;n)</text:p>
      <text:p text:style-name="P5"><text:s text:c="12"/>{</text:p>
      <text:p text:style-name="P5"><text:s text:c="16"/>if( (exp[i]&gt;=48) &amp;&amp; (exp[i]&lt;58) )</text:p>
      <text:p text:style-name="P5"><text:s text:c="16"/>{</text:p>
      <text:p text:style-name="P5"><text:s text:c="20"/>s[top+1]=push(exp,i);</text:p>
      <text:p text:style-name="P5"><text:s text:c="20"/>top++;</text:p>
      <text:p text:style-name="P5"/>
      <text:p text:style-name="P5"><text:s text:c="16"/>}</text:p>
      <text:p text:style-name="P5"/>
      <text:p text:style-name="P5"><text:s text:c="16"/>if(exp[i]=='+')</text:p>
      <text:p text:style-name="P5"><text:s text:c="16"/>{</text:p>
      <text:p text:style-name="P5"><text:s text:c="20"/>s[top-1]=(pop(s,top-1))+(pop(s,top));</text:p>
      <text:p text:style-name="P5"><text:s text:c="20"/>top--;</text:p>
      <text:p text:style-name="P5"/>
      <text:p text:style-name="P5"><text:s text:c="16"/>}</text:p>
      <text:p text:style-name="P5"><text:s text:c="16"/>if(exp[i]=='-')</text:p>
      <text:p text:style-name="P5"><text:s text:c="16"/>{</text:p>
      <text:p text:style-name="P5"><text:s text:c="20"/>s[top-1]=(pop(s,top-1))-(pop(s,top));</text:p>
      <text:p text:style-name="P5"><text:s text:c="20"/>top--;</text:p>
      <text:p text:style-name="P5"/>
      <text:p text:style-name="P5"><text:s text:c="16"/>}</text:p>
      <text:p text:style-name="P5"><text:s text:c="16"/>if(exp[i]=='*')</text:p>
      <text:p text:style-name="P5"><text:s text:c="16"/>{</text:p>
      <text:p text:style-name="P5"><text:s text:c="20"/>s[top-1]=(pop(s,top-1))*(pop(s,top));</text:p>
      <text:p text:style-name="P5"><text:s text:c="20"/>top--;</text:p>
      <text:p text:style-name="P5"/>
      <text:p text:style-name="P5"><text:s text:c="16"/>}</text:p>
      <text:p text:style-name="P5"><text:s text:c="16"/>if(exp[i]=='/')</text:p>
      <text:p text:style-name="P5"><text:s text:c="16"/>{</text:p>
      <text:p text:style-name="P5"><text:s text:c="20"/>s[top-1]=(pop(s,top-1))/(pop(s,top));</text:p>
      <text:p text:style-name="P5"><text:s text:c="20"/>top--;</text:p>
      <text:p text:style-name="P5"/>
      <text:p text:style-name="P5"><text:s text:c="16"/>}</text:p>
      <text:p text:style-name="P5"><text:s text:c="12"/>}</text:p>
      <text:p text:style-name="P5"><text:s text:c="12"/>else</text:p>
      <text:p text:style-name="P5"><text:s text:c="16"/>cout&lt;&lt;"\nStack overflow\n";</text:p>
      <text:p text:style-name="P5"/>
      <text:p text:style-name="P5"><text:s text:c="8"/>}</text:p>
      <text:p text:style-name="P5"><text:s text:c="4"/>}</text:p>
      <text:p text:style-name="P5"/>
      <text:p text:style-name="P5"><text:s text:c="4"/>void output() {</text:p>
      <text:p text:style-name="P5"/>
      <text:p text:style-name="P5"><text:s text:c="8"/>cout&lt;&lt;"\n experssion evaluation result = "&lt;&lt;(s[top]+0);</text:p>
      <text:p text:style-name="P5"><text:s text:c="4"/>}</text:p>
      <text:p text:style-name="P5"/>
      <text:p text:style-name="P5">};</text:p>
      <text:p text:style-name="P5"/>
      <text:p text:style-name="P5"><text:soft-page-break/>int main() {</text:p>
      <text:p text:style-name="P5"/>
      <text:p text:style-name="P5">eval e;</text:p>
      <text:p text:style-name="P5">e.enter();</text:p>
      <text:p text:style-name="P5">e.check();</text:p>
      <text:p text:style-name="P5">e.output();</text:p>
      <text:p text:style-name="P5"/>
      <text:p text:style-name="P5">return 0;</text:p>
      <text:p text:style-name="P5"/>
      <text:p text:style-name="P5">}</text:p>
      <text:p text:style-name="P19"/>
      <text:p text:style-name="P17"/>
      <text:list xml:id="list64559391085267" text:continue-numbering="true" text:style-name="L7">
        <text:list-item>
          <text:list>
            <text:list-item>
              <text:list>
                <text:list-header>
                  <text:p text:style-name="P32">TESTING: </text:p>
                  <text:p text:style-name="P32"/>
                </text:list-header>
              </text:list>
            </text:list-item>
          </text:list>
        </text:list-item>
      </text:list>
      <text:p text:style-name="P17">Enter any postfix expression <text:span text:style-name="T8">to be evaluated</text:span>: 234+- </text:p>
      <text:p text:style-name="P17"><text:span text:style-name="T8">expression evaluation result</text:span> = -5 </text:p>
      <text:p text:style-name="P17">Process returned 0 (0x0) <text:s text:c="2"/>execution time : 24.483 s </text:p>
      <text:p text:style-name="P17">Press ENTER to continue. </text:p>
      <text:p text:style-name="P17"/>
      <text:p text:style-name="P13"><text:s text:c="3"/></text:p>
      <text:p text:style-name="P13">6)PROBLEM: <text:span text:style-name="T1">Implement a program to evaluate prefix expression.</text:span></text:p>
      <text:list xml:id="list64561233905135" text:continue-list="list6461838090137555385" text:style-name="L6">
        <text:list-header>
          <text:p text:style-name="P25"><text:s/></text:p>
          <text:p text:style-name="P28">ALGORITHM:</text:p>
        </text:list-header>
      </text:list>
      <text:p text:style-name="P13"><text:s text:c="11"/></text:p>
      <text:list xml:id="list4627409491046469821" text:style-name="L8">
        <text:list-item>
          <text:list>
            <text:list-item>
              <text:list>
                <text:list-item>
                  <text:p text:style-name="P27">START.</text:p>
                </text:list-item>
                <text:list-item>
                  <text:p text:style-name="P27">Enter the expression to be evaluated.</text:p>
                </text:list-item>
                <text:list-item>
                  <text:p text:style-name="P27">Convert it into prefix form.</text:p>
                </text:list-item>
                <text:list-item>
                  <text:p text:style-name="P27">Scan the converted expression from right to left.</text:p>
                </text:list-item>
                <text:list-item>
                  <text:p text:style-name="P27">Operands are pushed into the stack.</text:p>
                </text:list-item>
                <text:list-item>
                  <text:p text:style-name="P27">If an operator appears, 2 elements are popped out and operator is </text:p>
                  <text:p text:style-name="P27">excecuted.</text:p>
                </text:list-item>
                <text:list-item>
                  <text:p text:style-name="P27">The element which is popped out first is first operand.</text:p>
                </text:list-item>
                <text:list-item>
                  <text:p text:style-name="P27">Push the result back into the stack.</text:p>
                </text:list-item>
                <text:list-item>
                  <text:p text:style-name="P27">Continue the process until the end of the expression.</text:p>
                </text:list-item>
                <text:list-item>
                  <text:p text:style-name="P27">Print the result which is the only element in the stack now.</text:p>
                  <text:p text:style-name="P31"><text:s/>11) STOP.</text:p>
                </text:list-item>
              </text:list>
            </text:list-item>
          </text:list>
        </text:list-item>
      </text:list>
      <text:p text:style-name="P9"/>
      <text:p text:style-name="P10"><text:s text:c="12"/><text:span text:style-name="T7">CODE:</text:span></text:p>
      <text:p text:style-name="P10"/>
      <text:p text:style-name="P29"/>
      <text:p text:style-name="P29">#include&lt;iostream&gt;</text:p>
      <text:p text:style-name="P29">#include&lt;cstring&gt;</text:p>
      <text:p text:style-name="P29">using namespace std;</text:p>
      <text:p text:style-name="P29"/>
      <text:p text:style-name="P29">class eval{</text:p>
      <text:p text:style-name="P29"/>
      <text:p text:style-name="P29">string exp,res;</text:p>
      <text:p text:style-name="P29">int top,*s,n;</text:p>
      <text:p text:style-name="P29"/>
      <text:p text:style-name="P29"><text:soft-page-break/></text:p>
      <text:p text:style-name="P29">public:</text:p>
      <text:p text:style-name="P29"/>
      <text:p text:style-name="P29"><text:s text:c="4"/>eval()</text:p>
      <text:p text:style-name="P29"><text:s text:c="4"/>{</text:p>
      <text:p text:style-name="P29"><text:s text:c="8"/>top=-1;</text:p>
      <text:p text:style-name="P29"><text:s text:c="4"/>}</text:p>
      <text:p text:style-name="P29"/>
      <text:p text:style-name="P29"><text:s text:c="4"/>void enter() {</text:p>
      <text:p text:style-name="P29"/>
      <text:p text:style-name="P29"><text:s text:c="8"/>cout&lt;&lt;"Enter any prefix expression to be evaluated : ";</text:p>
      <text:p text:style-name="P29"><text:s text:c="8"/>cin&gt;&gt;exp;</text:p>
      <text:p text:style-name="P29"><text:s text:c="8"/>n = size(exp);</text:p>
      <text:p text:style-name="P29"><text:s text:c="8"/>s = new int[n];</text:p>
      <text:p text:style-name="P29"><text:s text:c="4"/>}</text:p>
      <text:p text:style-name="P29"/>
      <text:p text:style-name="P29"><text:s text:c="4"/>int push(string exp,int t)</text:p>
      <text:p text:style-name="P29"><text:s text:c="4"/>{</text:p>
      <text:p text:style-name="P29"><text:s text:c="8"/>return ((int)(exp[t]-48));</text:p>
      <text:p text:style-name="P29"><text:s text:c="4"/>}</text:p>
      <text:p text:style-name="P29"/>
      <text:p text:style-name="P29"><text:s text:c="4"/>int pop(int s[],int t )</text:p>
      <text:p text:style-name="P29"><text:s text:c="4"/>{</text:p>
      <text:p text:style-name="P29"><text:s text:c="8"/>return (s[t]);</text:p>
      <text:p text:style-name="P29"><text:s text:c="4"/>}</text:p>
      <text:p text:style-name="P29"/>
      <text:p text:style-name="P29"><text:s text:c="4"/>int size(string exp)</text:p>
      <text:p text:style-name="P29"><text:s text:c="4"/>{</text:p>
      <text:p text:style-name="P29"><text:s text:c="8"/>int i;</text:p>
      <text:p text:style-name="P29"><text:s text:c="8"/>for( i=0;exp[i]!='\0';i++);</text:p>
      <text:p text:style-name="P29"><text:s text:c="12"/>return i;</text:p>
      <text:p text:style-name="P29"/>
      <text:p text:style-name="P29"><text:s text:c="4"/>}</text:p>
      <text:p text:style-name="P29"/>
      <text:p text:style-name="P29"/>
      <text:p text:style-name="P29"><text:s text:c="4"/>void check() {</text:p>
      <text:p text:style-name="P29"/>
      <text:p text:style-name="P29"><text:s text:c="4"/>for(int i=n-1;i&gt;=0;i--)</text:p>
      <text:p text:style-name="P29"><text:s text:c="8"/>{</text:p>
      <text:p text:style-name="P29"><text:s text:c="12"/>if(top&lt;n)</text:p>
      <text:p text:style-name="P29"><text:s text:c="12"/>{</text:p>
      <text:p text:style-name="P29"><text:s text:c="16"/>if( (exp[i]&gt;=48) &amp;&amp; (exp[i]&lt;58) )</text:p>
      <text:p text:style-name="P29"><text:s text:c="16"/>{</text:p>
      <text:p text:style-name="P29"><text:s text:c="20"/>s[top+1]=push(exp,i);</text:p>
      <text:p text:style-name="P29"><text:s text:c="20"/>top++;</text:p>
      <text:p text:style-name="P29"/>
      <text:p text:style-name="P29"><text:s text:c="16"/>}</text:p>
      <text:p text:style-name="P29"/>
      <text:p text:style-name="P29"><text:s text:c="16"/>if(exp[i]=='+')</text:p>
      <text:p text:style-name="P29"><text:soft-page-break/><text:s text:c="16"/>{</text:p>
      <text:p text:style-name="P29"><text:s text:c="20"/>s[top-1]=(pop(s,top-1))+(pop(s,top));</text:p>
      <text:p text:style-name="P29"><text:s text:c="20"/>top--;</text:p>
      <text:p text:style-name="P29"/>
      <text:p text:style-name="P29"><text:s text:c="16"/>}</text:p>
      <text:p text:style-name="P29"><text:s text:c="16"/>if(exp[i]=='-')</text:p>
      <text:p text:style-name="P29"><text:s text:c="16"/>{</text:p>
      <text:p text:style-name="P29"><text:s text:c="20"/>s[top-1]=(pop(s,top-1))-(pop(s,top));</text:p>
      <text:p text:style-name="P29"><text:s text:c="20"/>top--;</text:p>
      <text:p text:style-name="P29"/>
      <text:p text:style-name="P29"><text:s text:c="16"/>}</text:p>
      <text:p text:style-name="P29"><text:s text:c="16"/>if(exp[i]=='*')</text:p>
      <text:p text:style-name="P29"><text:s text:c="16"/>{</text:p>
      <text:p text:style-name="P29"><text:s text:c="20"/>s[top-1]=(pop(s,top-1))*(pop(s,top));</text:p>
      <text:p text:style-name="P29"><text:s text:c="20"/>top--;</text:p>
      <text:p text:style-name="P29"/>
      <text:p text:style-name="P29"><text:s text:c="16"/>}</text:p>
      <text:p text:style-name="P29"><text:s text:c="16"/>if(exp[i]=='/')</text:p>
      <text:p text:style-name="P29"><text:s text:c="16"/>{</text:p>
      <text:p text:style-name="P29"><text:s text:c="20"/>s[top-1]=(pop(s,top-1))/(pop(s,top));</text:p>
      <text:p text:style-name="P29"><text:s text:c="20"/>top--;</text:p>
      <text:p text:style-name="P29"/>
      <text:p text:style-name="P29"><text:s text:c="16"/>}</text:p>
      <text:p text:style-name="P29"><text:s text:c="12"/>}</text:p>
      <text:p text:style-name="P29"><text:s text:c="12"/>else</text:p>
      <text:p text:style-name="P29"><text:s text:c="16"/>cout&lt;&lt;"\nStack overflow\n";</text:p>
      <text:p text:style-name="P29"/>
      <text:p text:style-name="P29"><text:s text:c="8"/>}</text:p>
      <text:p text:style-name="P29"><text:s text:c="4"/>}</text:p>
      <text:p text:style-name="P29"/>
      <text:p text:style-name="P29"><text:s text:c="4"/>void output() {</text:p>
      <text:p text:style-name="P29"/>
      <text:p text:style-name="P29"><text:s text:c="8"/>cout&lt;&lt;"\n experssion evaluation result = "&lt;&lt;(s[top]+0);</text:p>
      <text:p text:style-name="P29"><text:s text:c="4"/>}</text:p>
      <text:p text:style-name="P29"/>
      <text:p text:style-name="P29">};</text:p>
      <text:p text:style-name="P29"/>
      <text:p text:style-name="P29">int main( )</text:p>
      <text:p text:style-name="P29"><text:s/>{</text:p>
      <text:p text:style-name="P29"/>
      <text:p text:style-name="P29">eval e;</text:p>
      <text:p text:style-name="P29">e.enter();</text:p>
      <text:p text:style-name="P29">e.check();</text:p>
      <text:p text:style-name="P29">e.output();</text:p>
      <text:p text:style-name="P29"/>
      <text:p text:style-name="P29">return 0;</text:p>
      <text:p text:style-name="P29"/>
      <text:p text:style-name="P29">}</text:p>
      <text:p text:style-name="P14"/>
      <text:p text:style-name="P14"><text:soft-page-break/>TESTING:</text:p>
      <text:p text:style-name="P14"/>
      <text:p text:style-name="P12">Enter any prefix expression (eg: +-abc) : +-234 </text:p>
      <text:p text:style-name="P12">Result = 5 </text:p>
      <text:p text:style-name="P12">Process returned 0 (0x0) <text:s text:c="2"/>execution time : 6.371 s </text:p>
      <text:p text:style-name="P12">Press ENTER to continue. </text:p>
      <text:p text:style-name="P12"/>
      <text:p text:style-name="P6">7)</text:p>
      <text:p text:style-name="P6"><text:s text:c="2"/>PROBLEM:</text:p>
      <text:p text:style-name="P4">Tower of Hanoi</text:p>
      <text:p text:style-name="P4"/>
      <text:p text:style-name="P6">ALGORITHM:</text:p>
      <text:p text:style-name="P4"/>
      <text:p text:style-name="P4">1)Start.</text:p>
      <text:p text:style-name="P4">2)Declare three char variables roda , rodb , rodc, each initialized <text:s/>with char A , B ,C respectively.</text:p>
      <text:p text:style-name="P4">3)Accept the no. of discs to be inserted in <text:s/>roda , n</text:p>
      <text:p text:style-name="P4">4)if n = 0, no disc (empty)</text:p>
      <text:p text:style-name="P4">5)if n= 1. move disc 1 from roda to rodc </text:p>
      <text:p text:style-name="P4">6)else call the same function with on less disc , source destination and temp rod</text:p>
      <text:p text:style-name="P4">and call the same function with on less disc ,temp rod, source ,destination.</text:p>
      <text:p text:style-name="P4">7)Display the intermediary results.</text:p>
      <text:p text:style-name="P4">8)STOP</text:p>
      <text:p text:style-name="P4"/>
      <text:p text:style-name="P4"/>
      <text:p text:style-name="P4"/>
      <text:p text:style-name="P4"/>
      <text:p text:style-name="P4"/>
      <text:p text:style-name="P4">CODE</text:p>
      <text:p text:style-name="P4">#include&lt;iostream&gt;</text:p>
      <text:p text:style-name="P4">using namespace std;</text:p>
      <text:p text:style-name="P4"/>
      <text:p text:style-name="P4">void hanoi(int n,char sorc,char temp,char dest)</text:p>
      <text:p text:style-name="P4">{</text:p>
      <text:p text:style-name="P4"><text:s text:c="4"/>if(n == 0)</text:p>
      <text:p text:style-name="P4"><text:s text:c="4"/>{</text:p>
      <text:p text:style-name="P4"><text:s text:c="8"/>cout&lt;&lt;"Empty!"&lt;&lt;endl;</text:p>
      <text:p text:style-name="P4"><text:s text:c="4"/>}</text:p>
      <text:p text:style-name="P4"><text:s text:c="4"/>else if(n == 1)</text:p>
      <text:p text:style-name="P4"><text:s text:c="4"/>{</text:p>
      <text:p text:style-name="P4"><text:s text:c="8"/>cout&lt;&lt;"Move disk 1 from rod\t"&lt;&lt;sorc&lt;&lt;" to rod\t"&lt;&lt;dest&lt;&lt;endl;</text:p>
      <text:p text:style-name="P4"><text:s text:c="4"/>}</text:p>
      <text:p text:style-name="P4"><text:s text:c="4"/>else</text:p>
      <text:p text:style-name="P4"><text:s text:c="4"/>{</text:p>
      <text:p text:style-name="P4"><text:s text:c="8"/>hanoi(n-1,sorc,dest,temp);</text:p>
      <text:p text:style-name="P4"><text:s text:c="8"/>cout&lt;&lt;"Move disk "&lt;&lt;n&lt;&lt;" from rod\t"&lt;&lt;sorc&lt;&lt;" to rod\t"&lt;&lt;dest&lt;&lt;endl;</text:p>
      <text:p text:style-name="P4"><text:s text:c="8"/>hanoi(n-1,temp,sorc,dest);</text:p>
      <text:p text:style-name="P4"><text:s text:c="4"/>}</text:p>
      <text:p text:style-name="P4">}</text:p>
      <text:p text:style-name="P4"/>
      <text:p text:style-name="P4"><text:soft-page-break/>int main()</text:p>
      <text:p text:style-name="P4">{</text:p>
      <text:p text:style-name="P4"><text:s text:c="4"/>int num;</text:p>
      <text:p text:style-name="P4"><text:s text:c="4"/>char roda='A',rodb='B',rodc='C';</text:p>
      <text:p text:style-name="P4"/>
      <text:p text:style-name="P4"><text:s text:c="4"/>cout&lt;&lt;"Enter the no. of discs"&lt;&lt;endl;</text:p>
      <text:p text:style-name="P4"><text:s text:c="4"/>cin&gt;&gt;num;</text:p>
      <text:p text:style-name="P4"/>
      <text:p text:style-name="P4"><text:s text:c="4"/>cout&lt;&lt;"\n\nSolving Tower of Hanoi....."&lt;&lt;endl;</text:p>
      <text:p text:style-name="P4"><text:s text:c="4"/>hanoi(num,roda,rodb,rodc);</text:p>
      <text:p text:style-name="P4">}</text:p>
      <text:p text:style-name="P4"/>
      <text:p text:style-name="P4">OUTPUT</text:p>
      <text:p text:style-name="P4">Enter the no. of discs </text:p>
      <text:p text:style-name="P4">5 </text:p>
      <text:p text:style-name="P4"/>
      <text:p text:style-name="P4"/>
      <text:p text:style-name="P4">Solving Tower of Hanoi..... </text:p>
      <text:p text:style-name="P4">Move disk 1 from rod<text:tab/>A to rod<text:tab/>C </text:p>
      <text:p text:style-name="P4">Move disk 2 from rod<text:tab/>A to rod<text:tab/>B </text:p>
      <text:p text:style-name="P4">Move disk 1 from rod<text:tab/>C to rod<text:tab/>B </text:p>
      <text:p text:style-name="P4">Move disk 3 from rod<text:tab/>A to rod<text:tab/>C </text:p>
      <text:p text:style-name="P4">Move disk 1 from rod<text:tab/>B to rod<text:tab/>A </text:p>
      <text:p text:style-name="P4">Move disk 2 from rod<text:tab/>B to rod<text:tab/>C </text:p>
      <text:p text:style-name="P4">Move disk 1 from rod<text:tab/>A to rod<text:tab/>C </text:p>
      <text:p text:style-name="P4">Move disk 4 from rod<text:tab/>A to rod<text:tab/>B </text:p>
      <text:p text:style-name="P4">Move disk 1 from rod<text:tab/>C to rod<text:tab/>B </text:p>
      <text:p text:style-name="P4">Move disk 2 from rod<text:tab/>C to rod<text:tab/>A </text:p>
      <text:p text:style-name="P4">Move disk 1 from rod<text:tab/>B to rod<text:tab/>A </text:p>
      <text:p text:style-name="P4">Move disk 3 from rod<text:tab/>C to rod<text:tab/>B </text:p>
      <text:p text:style-name="P4">Move disk 1 from rod<text:tab/>A to rod<text:tab/>C </text:p>
      <text:p text:style-name="P4">Move disk 2 from rod<text:tab/>A to rod<text:tab/>B </text:p>
      <text:p text:style-name="P4">Move disk 1 from rod<text:tab/>C to rod<text:tab/>B </text:p>
      <text:p text:style-name="P4">Move disk 5 from rod<text:tab/>A to rod<text:tab/>C </text:p>
      <text:p text:style-name="P4">Move disk 1 from rod<text:tab/>B to rod<text:tab/>A </text:p>
      <text:p text:style-name="P4">Move disk 2 from rod<text:tab/>B to rod<text:tab/>C </text:p>
      <text:p text:style-name="P4">Move disk 1 from rod<text:tab/>A to rod<text:tab/>C </text:p>
      <text:p text:style-name="P4">Move disk 3 from rod<text:tab/>B to rod<text:tab/>A </text:p>
      <text:p text:style-name="P4">Move disk 1 from rod<text:tab/>C to rod<text:tab/>B </text:p>
      <text:p text:style-name="P4">Move disk 2 from rod<text:tab/>C to rod<text:tab/>A </text:p>
      <text:p text:style-name="P4">Move disk 1 from rod<text:tab/>B to rod<text:tab/>A </text:p>
      <text:p text:style-name="P4">Move disk 4 from rod<text:tab/>B to rod<text:tab/>C </text:p>
      <text:p text:style-name="P4">Move disk 1 from rod<text:tab/>A to rod<text:tab/>C </text:p>
      <text:p text:style-name="P4">Move disk 2 from rod<text:tab/>A to rod<text:tab/>B </text:p>
      <text:p text:style-name="P4">Move disk 1 from rod<text:tab/>C to rod<text:tab/>B </text:p>
      <text:p text:style-name="P4">Move disk 3 from rod<text:tab/>A to rod<text:tab/>C </text:p>
      <text:p text:style-name="P4">Move disk 1 from rod<text:tab/>B to rod<text:tab/>A </text:p>
      <text:p text:style-name="P4">Move disk 2 from rod<text:tab/>B to rod<text:tab/>C </text:p>
      <text:p text:style-name="P4">Move disk 1 from rod<text:tab/>A to rod<text:tab/>C </text:p>
      <text:p text:style-name="P4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2:30:43</meta:creation-date>
    <meta:editing-duration>PT1H34M49S</meta:editing-duration>
    <meta:editing-cycles>12</meta:editing-cycles>
    <meta:generator>LibreOffice/4.2.7.2$Linux_x86 LibreOffice_project/420m0$Build-2</meta:generator>
    <meta:initial-creator>Sreelakshmi S</meta:initial-creator>
    <dc:date>2015-03-19T06:45:59.055266458</dc:date>
    <meta:document-statistic meta:table-count="0" meta:image-count="0" meta:object-count="0" meta:page-count="21" meta:paragraph-count="700" meta:word-count="2105" meta:character-count="17379" meta:non-whitespace-character-count="10738"/>
  </office:meta>
</office:document-meta>
</file>